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9e0a" officeooo:paragraph-rsid="001f9e0a"/>
    </style:style>
    <style:style style:name="P2" style:family="paragraph" style:parent-style-name="Standard">
      <style:text-properties officeooo:rsid="00218340" officeooo:paragraph-rsid="00218340"/>
    </style:style>
    <style:style style:name="P3" style:family="paragraph" style:parent-style-name="Standard">
      <style:text-properties fo:font-weight="bold" officeooo:rsid="00218340" officeooo:paragraph-rsid="00218340" style:font-weight-asian="bold" style:font-weight-complex="bold"/>
    </style:style>
    <style:style style:name="P4" style:family="paragraph" style:parent-style-name="Standard">
      <style:text-properties fo:font-weight="bold" officeooo:rsid="001f9e0a" officeooo:paragraph-rsid="001f9e0a" style:font-weight-asian="bold" style:font-weight-complex="bold"/>
    </style:style>
    <style:style style:name="P5" style:family="paragraph" style:parent-style-name="Standard" style:list-style-name="L1">
      <style:text-properties officeooo:rsid="00218340" officeooo:paragraph-rsid="00218340"/>
    </style:style>
    <style:style style:name="P6" style:family="paragraph" style:parent-style-name="Standard">
      <style:text-properties officeooo:rsid="00218340" officeooo:paragraph-rsid="00218340"/>
    </style:style>
    <style:style style:name="P7" style:family="paragraph" style:parent-style-name="Standard">
      <style:text-properties officeooo:rsid="00251edc" officeooo:paragraph-rsid="00251edc"/>
    </style:style>
    <style:style style:name="T1" style:family="text">
      <style:text-properties officeooo:rsid="0022b2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Hub</text:p>
      <text:p text:style-name="P1"/>
      <text:p text:style-name="P1"/>
      <text:p text:style-name="P3">getting a github:</text:p>
      <text:p text:style-name="P2">First fork </text:p>
      <text:p text:style-name="P2">second clone into computer</text:p>
      <text:p text:style-name="P7">git clone + url</text:p>
      <text:list xml:id="list7818819451720178931" text:style-name="L1">
        <text:list-item>
          <text:p text:style-name="P5">use terminal git clone plus link to it</text:p>
        </text:list-item>
      </text:list>
      <text:p text:style-name="P1">--<text:span text:style-name="T1">activating in travis</text:span></text:p>
      <text:p text:style-name="P1"/>
      <text:p text:style-name="P7"/>
      <text:p text:style-name="P1"/>
      <text:p text:style-name="P1"/>
      <text:p text:style-name="P4">For pushing folders you have to intialize a folder, for that you have to be in the folder!!!</text:p>
      <text:p text:style-name="P1">git init</text:p>
      <text:p text:style-name="P1"/>
      <text:p text:style-name="P1"/>
      <text:p text:style-name="P1">git add --all :/p</text:p>
      <text:p text:style-name="P1">git commit -m "Done exercise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0:43:06.736532290</meta:creation-date>
    <dc:date>2018-01-26T12:48:12.182421946</dc:date>
    <meta:editing-duration>PT55M5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57" meta:character-count="282" meta:non-whitespace-character-count="238"/>
  </office:meta>
</office:document-meta>
</file>